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T1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бота с Api" - чтобы охватить все темы, разделы и аспекты, для разработчика</text:p>
      <text:p text:style-name="Standard"/>
      <text:p text:style-name="Standard">ChatGPT</text:p>
      <text:p text:style-name="Standard">Раздел 1: Введение в API</text:p>
      <text:p text:style-name="Standard"/>
      <text:p text:style-name="Standard">1.1 Что такое API?</text:p>
      <text:p text:style-name="Standard">1.2 Зачем нужны API?</text:p>
      <text:p text:style-name="Standard">1.3 Типы API (REST, SOAP, GraphQL и другие)</text:p>
      <text:p text:style-name="Standard">1.4 Примеры популярных API</text:p>
      <text:p text:style-name="Standard">1.5 Основные принципы работы с API</text:p>
      <text:p text:style-name="Standard"/>
      <text:p text:style-name="Standard">Раздел 2: Основы HTTP и REST</text:p>
      <text:p text:style-name="Standard"/>
      <text:p text:style-name="Standard">2.1 HTTP-методы (GET, POST, PUT, DELETE и т. д.)</text:p>
      <text:p text:style-name="Standard">2.2 Статусы HTTP-запросов</text:p>
      <text:p text:style-name="Standard">2.3 RESTful архитектура</text:p>
      <text:p text:style-name="Standard">2.4 Работа с ресурсами и эндпоинтами</text:p>
      <text:p text:style-name="Standard">2.5 Аутентификация и авторизация в RESTful API</text:p>
      <text:p text:style-name="Standard"/>
      <text:p text:style-name="Standard">Раздел 3: Работа с JSON</text:p>
      <text:p text:style-name="Standard"/>
      <text:p text:style-name="Standard">3.1 Что такое JSON?</text:p>
      <text:p text:style-name="Standard">3.2 Основные типы данных в JSON</text:p>
      <text:p text:style-name="Standard">3.3 Сериализация и десериализация JSON</text:p>
      <text:p text:style-name="Standard">3.4 Работа с JSON в различных языках программирования</text:p>
      <text:p text:style-name="Standard"/>
      <text:p text:style-name="Standard">Раздел 4: Аутентификация и авторизация в API</text:p>
      <text:p text:style-name="Standard"/>
      <text:p text:style-name="Standard">4.1 Типы аутентификации (API ключи, токены, базовая аутентификация и другие)</text:p>
      <text:p text:style-name="Standard">4.2 Примеры реализации аутентификации и авторизации</text:p>
      <text:p text:style-name="Standard">4.3 OAuth и OpenID Connect</text:p>
      <text:p text:style-name="Standard"/>
      <text:p text:style-name="Standard">Раздел 5: Практические навыки работы с API</text:p>
      <text:p text:style-name="Standard"/>
      <text:p text:style-name="Standard">5.1 Запросы к API с использованием HTTP-клиентов</text:p>
      <text:p text:style-name="Standard">5.2 Обработка ответов от API (парсинг JSON, обработка ошибок и т. д.)</text:p>
      <text:p text:style-name="Standard">5.3 Работа с пагинацией и сортировкой</text:p>
      <text:p text:style-name="Standard">5.4 Тестирование API (Unit-тесты, интеграционное тестирование)</text:p>
      <text:p text:style-name="Standard">5.5 Мониторинг и отладка API запросов</text:p>
      <text:p text:style-name="Standard"/>
      <text:p text:style-name="Standard">Раздел 6: Работа с асинхронными API</text:p>
      <text:p text:style-name="Standard"/>
      <text:p text:style-name="Standard">6.1 Понятие асинхронности в API</text:p>
      <text:p text:style-name="Standard">6.2 Примеры использования асинхронных запросов</text:p>
      <text:p text:style-name="Standard">6.3 Работа с коллбэками и промисами</text:p>
      <text:p text:style-name="Standard"/>
      <text:p text:style-name="Standard">Раздел 7: GraphQL</text:p>
      <text:p text:style-name="Standard"/>
      <text:p text:style-name="Standard">7.1 Что такое GraphQL и как он отличается от RESTful API</text:p>
      <text:p text:style-name="Standard">7.2 Создание схемы GraphQL</text:p>
      <text:p text:style-name="Standard">7.3 Выполнение запросов к GraphQL API</text:p>
      <text:p text:style-name="Standard"><text:soft-page-break/>7.4 Мутации и подписки в GraphQL</text:p>
      <text:p text:style-name="Standard"/>
      <text:p text:style-name="Standard">Раздел 8: Лучшие практики при работе с API</text:p>
      <text:p text:style-name="Standard"/>
      <text:p text:style-name="Standard">8.1 Эффективное использование кэширования</text:p>
      <text:p text:style-name="Standard">8.2 Обработка исключений и ошибок</text:p>
      <text:p text:style-name="Standard">8.3 Документация API (Swagger, OpenAPI Specification)</text:p>
      <text:p text:style-name="Standard">8.4 Обеспечение безопасности API</text:p>
      <text:p text:style-name="Standard">8.5 Масштабирование и оптимизация API</text:p>
      <text:p text:style-name="Standard"/>
      <text:p text:style-name="Standard">Раздел 9: Примеры использования API в различных сценариях</text:p>
      <text:p text:style-name="Standard"/>
      <text:p text:style-name="Standard">9.1 Работа с социальными сетями</text:p>
      <text:p text:style-name="Standard">9.2 Интеграция с платёжными системами</text:p>
      <text:p text:style-name="Standard">9.3 Использование API веб-сервисов и мобильных приложений</text:p>
      <text:p text:style-name="Standard">9.4 Автоматизация бизнес-процессов с помощью API</text:p>
      <text:p text:style-name="Standard"/>
      <text:p text:style-name="Standard">Раздел 10: Развитие навыков работы с API</text:p>
      <text:p text:style-name="Standard"/>
      <text:p text:style-name="Standard">10.1 Работа с документацией API</text:p>
      <text:p text:style-name="Standard">10.2 Участие в open-source проектах связанных с API</text:p>
      <text:p text:style-name="Standard">10.3 Постоянное изучение новых технологий и подходов в области API</text:p>
      <text:p text:style-name="Standard"/>
      <text:p text:style-name="Standard">Этот учебник должен покрыть все основные аспекты работы с API для разработчика, начиная с основ и заканчивая продвинутыми концепциями и практика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S</meta:editing-duration>
    <meta:editing-cycles>4</meta:editing-cycles>
    <meta:generator>OpenOffice/4.1.14$Win32 OpenOffice.org_project/4114m1$Build-9811</meta:generator>
    <dc:date>2024-05-01T20:09:38.30</dc:date>
    <dc:creator>Dima Wide</dc:creator>
    <meta:document-statistic meta:table-count="0" meta:image-count="0" meta:object-count="0" meta:page-count="2" meta:paragraph-count="54" meta:word-count="349" meta:character-count="2264"/>
    <meta:user-defined meta:name="Info 1"/>
    <meta:user-defined meta:name="Info 2"/>
    <meta:user-defined meta:name="Info 3"/>
    <meta:user-defined meta:name="Info 4"/>
  </office:meta>
</office:document-meta>
</file>